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5906" officeooo:paragraph-rsid="000159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s últimos anos, a linguagem de programação Python tem ganhado destaque significativo no mercado de trabalho devido à sua versatilidade, legibilidade e ampla gama de bibliotecas. Neste contexto, é importante avaliar a aplicabilidade da linguagem Python em comparação com as linguagens C e C++, duas linguagens amplamente utilizadas em diversos setores da indústria.</text:p>
      <text:p text:style-name="P1"/>
      <text:p text:style-name="P1">Aplicabilidade da linguagem Python no mercado de trabalho:</text:p>
      <text:p text:style-name="P1">A linguagem Python oferece várias vantagens em termos de aplicabilidade no mercado de trabalho. Sua sintaxe limpa e fácil compreensão tornam Python uma excelente escolha para programadores iniciantes e experientes. Python é amplamente utilizado em áreas como desenvolvimento web, ciência de dados, inteligência artificial, automação de tarefas, análise de dados e muito mais.</text:p>
      <text:p text:style-name="P1"/>
      <text:p text:style-name="P1">Em desenvolvimento web, Python é frequentemente utilizado em frameworks como Django e Flask, permitindo a criação rápida de aplicações web escaláveis e seguras. Na área de ciência de dados, Python é a escolha preferida devido às bibliotecas poderosas como NumPy, Pandas e Matplotlib, que facilitam a manipulação e visualização de dados.</text:p>
      <text:p text:style-name="P1"/>
      <text:p text:style-name="P1">A linguagem Python também é muito aplicada em inteligência artificial, com bibliotecas populares como TensorFlow e PyTorch, que permitem a criação e treinamento de modelos de aprendizado de máquina de forma eficiente. Além disso, Python é amplamente utilizado em automação de tarefas, onde scripts podem ser criados para automatizar processos repetitivos, aumentando a eficiência no ambiente de trabalho.</text:p>
      <text:p text:style-name="P1"/>
      <text:p text:style-name="P1">Comparação com as linguagens C/C++:</text:p>
      <text:p text:style-name="P1">Embora Python seja amplamente aplicável no mercado de trabalho, é importante considerar as diferenças entre Python e as linguagens C/C++, que também têm seu lugar no mercado.</text:p>
      <text:p text:style-name="P1"/>
      <text:p text:style-name="P1">Vantagens da linguagem C/C++:</text:p>
      <text:p text:style-name="P1">1. Desempenho: C/C++ são linguagens de baixo nível, o que significa que oferecem controle direto sobre o hardware e possuem alta performance. Isso é especialmente importante em aplicações que exigem velocidade e eficiência, como jogos e sistemas operacionais.</text:p>
      <text:p text:style-name="P1">2. Recursos de hardware: C/C++ fornecem acesso direto a recursos de hardware, como manipulação de memória e ponteiros, que podem ser úteis em situações específicas.</text:p>
      <text:p text:style-name="P1">3. Portabilidade: C/C++ têm a vantagem de serem amplamente suportados em diferentes plataformas, o que os torna ideais para desenvolvimento de software de sistema.</text:p>
      <text:p text:style-name="P1"/>
      <text:p text:style-name="P1">Desvantagens da linguagem C/C++:</text:p>
      <text:p text:style-name="P1">1. Complexidade: C/C++ são linguagens mais complexas em comparação com Python, exigindo mais código para realizar tarefas simples.</text:p>
      <text:p text:style-name="P1">2. Curva de aprendizado: Devido à complexidade, aprender C/C++ pode ser mais desafiador, especialmente para programadores iniciantes.</text:p>
      <text:p text:style-name="P1">3. Produtividade: Python é conhecido por sua produtividade, permitindo que os desenvolvedores criem soluções mais rapidamente em comparação com C/C++.</text:p>
      <text:p text:style-name="P1"/>
      <text:p text:style-name="P1">A linguagem Python é amplamente aplicável no mercado de trabalho, encontrando seu espaço em diversas áreas, desde desenvolvimento web até ciência de dados e inteligência artificial. Sua sintaxe amigável, vasta biblioteca de módulos e comunidade ativa são fatores que contribuem para sua popularidade. No entanto, é importante reconhecer que as linguagens C/C++ têm suas próprias vantagens, especialmente em relação ao desempenho e acesso direto ao hardware. Portanto, a escolha entre Python e C/C++ depende das necessidades e requisitos específicos de cada projeto.</text:p>
      <text:p text:style-name="P1"/>
      <text:p text:style-name="P1">Em conclusão, Python oferece uma ampla gama de aplicabilidade no mercado de trabalho, sendo uma escolha popular para muitos desenvolvedores devido à sua facilidade de uso e vasta <text:soft-page-break/>comunidade de suporte. No entanto, é importante reconhecer as vantagens das linguagens C/C++ em determinados contextos, especialmente em termos de desempenho e controle direto sobre o hardware. Ao avaliar a escolha da linguagem de programação, é fundamental considerar as necessidades do projeto, as habilidades da equipe e o contexto em que o software será desenvolvido.</text:p>
      <text:p text:style-name="P1"/>
      <text:p text:style-name="P1">Referências:</text:p>
      <text:p text:style-name="P1">1. Python Software Foundation. (2021). Python: The Python Programming Language. Recuperado de https://www.python.org/</text:p>
      <text:p text:style-name="P1">2. Stroustrup, B. (2013). The C++ Programming Language. Pearson Education.</text:p>
      <text:p text:style-name="P1">3. Prata, S. (2012). C Primer Plus. Addison-Wesley Professional.</text:p>
      <text:p text:style-name="P1">4. Lutz, M. (2013). Learning Python. O'Reilly Media.</text:p>
      <text:p text:style-name="P1">5. VanderPlas, J. (2016). Python Data Science Handbook: Essential Tools for Working with Data. O'Reilly Media.</text:p>
      <text:p text:style-name="P1">6. Rossum, G. V., &amp; Drake Jr, F. L. (2011). The Python language reference manual. Network Theory Ltd.</text:p>
      <text:p text:style-name="P1">7. Bjarne, S. (2000). The C++ programming language (Vol. 3). Addison-Wesle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7T09:50:12.261000000</meta:creation-date>
    <dc:date>2023-06-16T09:24:50.044000000</dc:date>
    <meta:editing-duration>PT21M42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25" meta:word-count="656" meta:character-count="4529" meta:non-whitespace-character-count="3898"/>
  </office:meta>
</office:document-meta>
</file>